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Heading_20_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4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9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3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4" style:family="paragraph" style:parent-style-name="Preformatted_20_Text" style:list-style-name="L7">
      <loext:graphic-properties draw:fill="solid" draw:fill-color="#2a2a3b" draw:opacity="100%"/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background-color="#2a2a3b" fo:padding="0cm" fo:border="none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8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0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2e83fb" loext:opacity="100%" style:text-line-through-style="none" style:text-line-through-type="none" style:font-name="Arial2" fo:font-size="10.5pt" fo:letter-spacing="normal" fo:font-style="normal" style:text-underline-style="none" fo:font-weight="normal" style:text-blinking="false" loext:padding="0.049cm" loext:border="0.06pt solid #000000"/>
    </style:style>
    <style:style style:name="T3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4" style:family="text">
      <style:text-properties fo:font-variant="normal" fo:text-transform="none" fo:color="#94a3b8" loext:opacity="100%" style:font-name="Arial2" fo:font-size="10.5pt" fo:letter-spacing="normal" fo:font-style="normal" fo:font-weight="normal" loext:padding="0.049cm" loext:border="0.06pt solid #000000"/>
    </style:style>
    <style:style style:name="T5" style:family="text">
      <style:text-properties fo:color="#2e83fb" loext:opacity="100%" style:text-line-through-style="none" style:text-line-through-type="none" style:text-underline-style="none" style:text-blinking="false" loext:padding="0.049cm" loext:border="0.06pt solid #000000"/>
    </style:style>
    <style:style style:name="T6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hapter: Understanding Kubernetes Namespaces and Cross-Namespace Connectivity</text:h>
      <text:h text:style-name="P2" text:outline-level="4">Introduction</text:h>
      <text:list text:style-name="L1">
        <text:list-item>
          <text:p text:style-name="P3"><text:span text:style-name="T1">[</text:span><text:span text:style-name="T2">00:00</text:span><text:span text:style-name="T1"> → </text:span><text:span text:style-name="T2">04:08</text:span><text:span text:style-name="T1">]<text:line-break/>This chapter explores the concept of </text:span><text:span text:style-name="Strong_20_Emphasis"><text:span text:style-name="T3">Kubernetes namespaces</text:span></text:span><text:span text:style-name="T1">, their purpose, and practical usage, especially regarding resource isolation and inter-service connectivity across namespaces. Namespaces provide an additional </text:span><text:span text:style-name="Strong_20_Emphasis"><text:span text:style-name="T3">layer of isolation</text:span></text:span><text:span text:style-name="T1"> within a Kubernetes cluster, allowing users to separate resources such as pods, services, and deployments into distinct virtual clusters within the same physical cluster. This isolation enhances </text:span><text:span text:style-name="Strong_20_Emphasis"><text:span text:style-name="T3">resource management</text:span></text:span><text:span text:style-name="T1">, </text:span><text:span text:style-name="Strong_20_Emphasis"><text:span text:style-name="T3">security</text:span></text:span><text:span text:style-name="T1">, and </text:span><text:span text:style-name="Strong_20_Emphasis"><text:span text:style-name="T3">access control</text:span></text:span><text:span text:style-name="T1"> through </text:span><text:span text:style-name="Strong_20_Emphasis"><text:span text:style-name="T3">Role-Based Access Control (RBAC)</text:span></text:span><text:span text:style-name="T1"> policies. Key vocabulary includes </text:span><text:span text:style-name="Strong_20_Emphasis"><text:span text:style-name="T3">namespace</text:span></text:span><text:span text:style-name="T1">, </text:span><text:span text:style-name="Strong_20_Emphasis"><text:span text:style-name="T3">default namespace</text:span></text:span><text:span text:style-name="T1">, </text:span><text:span text:style-name="Strong_20_Emphasis"><text:span text:style-name="T3">control plane components</text:span></text:span><text:span text:style-name="T1">, </text:span><text:span text:style-name="Strong_20_Emphasis"><text:span text:style-name="T3">fully qualified domain name (FQDN)</text:span></text:span><text:span text:style-name="T1">, and </text:span><text:span text:style-name="Strong_20_Emphasis"><text:span text:style-name="T3">service discovery</text:span></text:span><text:span text:style-name="T1">.</text:span></text:p>
        </text:list-item>
        <text:list-item>
          <text:p text:style-name="P3"><text:span text:style-name="T1">Namespaces prevent accidental resource modifications by requiring explicit namespace specification for commands and operations. They also enable running multiple environments (e.g., </text:span><text:span text:style-name="Emphasis"><text:span text:style-name="T4">test</text:span></text:span><text:span text:style-name="T1"> and </text:span><text:span text:style-name="Emphasis"><text:span text:style-name="T4">prod</text:span></text:span><text:span text:style-name="T1">) within the same cluster but isolated from each other.</text:span></text:p>
        </text:list-item>
      </text:list>
      <text:h text:style-name="P2" text:outline-level="4">Kubernetes Default Namespaces and Their Functions</text:h>
      <text:list text:style-name="L2">
        <text:list-item>
          <text:p text:style-name="P4">[<text:span text:style-name="T5">04:08</text:span> → <text:span text:style-name="T5">07:50</text:span>]<text:line-break/>Kubernetes sets up several default namespaces upon cluster provisioning:</text:p>
          <text:list>
            <text:list-item>
              <text:p text:style-name="P5"><text:span text:style-name="Strong_20_Emphasis"><text:span text:style-name="T3">default</text:span></text:span><text:span text:style-name="T1">: The default namespace where resources are created if no namespace is specified.</text:span></text:p>
            </text:list-item>
            <text:list-item>
              <text:p text:style-name="P5"><text:span text:style-name="Strong_20_Emphasis"><text:span text:style-name="T3">kube-system</text:span></text:span><text:span text:style-name="T1">: Contains core Kubernetes control plane components such as API server, controller manager, scheduler, kube-proxy, and DNS services.</text:span></text:p>
            </text:list-item>
            <text:list-item>
              <text:p text:style-name="P5"><text:span text:style-name="Strong_20_Emphasis"><text:span text:style-name="T3">kube-public</text:span></text:span><text:span text:style-name="T1">, </text:span><text:span text:style-name="Strong_20_Emphasis"><text:span text:style-name="T3">kube-node-lease</text:span></text:span><text:span text:style-name="T1">, and others: Reserved for specific cluster functions or node management.</text:span></text:p>
            </text:list-item>
          </text:list>
        </text:list-item>
        <text:list-item>
          <text:p text:style-name="P5"><text:span text:style-name="T1">The </text:span><text:span text:style-name="Strong_20_Emphasis"><text:span text:style-name="T3">kube-system namespace</text:span></text:span><text:span text:style-name="T1"> is critical as it hosts essential system services. Examining this namespace reveals pods like </text:span><text:span text:style-name="Source_20_Text"><text:span text:style-name="T6">coredns</text:span></text:span><text:span text:style-name="T1"> (responsible for DNS resolution inside the cluster), daemon sets, replica sets, and deployments.</text:span></text:p>
        </text:list-item>
        <text:list-item>
          <text:p text:style-name="P5"><text:span text:style-name="T1">Command shortcuts (e.g., </text:span><text:span text:style-name="Source_20_Text"><text:span text:style-name="T6">kubectl get all -n &lt;namespace&gt;</text:span></text:span><text:span text:style-name="T1"> or </text:span><text:span text:style-name="Source_20_Text"><text:span text:style-name="T6">kubectl get all --namespace &lt;namespace&gt;</text:span></text:span><text:span text:style-name="T1">) facilitate querying resources within specific namespaces.</text:span></text:p>
        </text:list-item>
      </text:list>
      <text:h text:style-name="P2" text:outline-level="4"><text:soft-page-break/>Creating and Managing Namespaces</text:h>
      <text:list text:style-name="L3">
        <text:list-item>
          <text:p text:style-name="P6">[<text:span text:style-name="T5">07:50</text:span> → <text:span text:style-name="T5">10:24</text:span>]<text:line-break/>Namespaces can be created imperatively or declaratively:</text:p>
          <text:list>
            <text:list-item>
              <text:p text:style-name="P7"><text:span text:style-name="Strong_20_Emphasis"><text:span text:style-name="T3">Declarative:</text:span></text:span><text:span text:style-name="T1"> Using a YAML manifest specifying </text:span><text:span text:style-name="Source_20_Text"><text:span text:style-name="T6">apiVersion: v1</text:span></text:span><text:span text:style-name="T1">, </text:span><text:span text:style-name="Source_20_Text"><text:span text:style-name="T6">kind: Namespace</text:span></text:span><text:span text:style-name="T1">, and </text:span><text:span text:style-name="Source_20_Text"><text:span text:style-name="T6">metadata.name</text:span></text:span><text:span text:style-name="T1">.</text:span></text:p>
            </text:list-item>
            <text:list-item>
              <text:p text:style-name="P7"><text:span text:style-name="Strong_20_Emphasis"><text:span text:style-name="T3">Imperative:</text:span></text:span><text:span text:style-name="T1"> Using the command </text:span><text:span text:style-name="Source_20_Text"><text:span text:style-name="T6">kubectl create namespace &lt;name&gt;</text:span></text:span><text:span text:style-name="T1">, which is faster for quick operations.</text:span></text:p>
            </text:list-item>
          </text:list>
        </text:list-item>
        <text:list-item>
          <text:p text:style-name="P7"><text:span text:style-name="T1">The example namespace </text:span><text:span text:style-name="Source_20_Text"><text:span text:style-name="T6">demo</text:span></text:span><text:span text:style-name="T1"> is created and deleted to demonstrate both methods.</text:span></text:p>
        </text:list-item>
        <text:list-item>
          <text:p text:style-name="P7"><text:span text:style-name="T1">Commands to delete namespaces (</text:span><text:span text:style-name="Source_20_Text"><text:span text:style-name="T6">kubectl delete ns &lt;name&gt;</text:span></text:span><text:span text:style-name="T1">) and verify creation (</text:span><text:span text:style-name="Source_20_Text"><text:span text:style-name="T6">kubectl get ns</text:span></text:span><text:span text:style-name="T1">) are highlighted.</text:span></text:p>
        </text:list-item>
      </text:list>
      <text:h text:style-name="P2" text:outline-level="4">Deploying Resources within Namespaces</text:h>
      <text:list text:style-name="L4">
        <text:list-item>
          <text:p text:style-name="P8"><text:span text:style-name="T1">[</text:span><text:span text:style-name="T2">10:24</text:span><text:span text:style-name="T1"> → </text:span><text:span text:style-name="T2">12:56</text:span><text:span text:style-name="T1">]<text:line-break/>When creating resources such as pods or deployments, specifying the target namespace is crucial (</text:span><text:span text:style-name="Source_20_Text"><text:span text:style-name="T6">-n &lt;namespace&gt;</text:span></text:span><text:span text:style-name="T1"> or </text:span><text:span text:style-name="Source_20_Text"><text:span text:style-name="T6">--namespace=&lt;namespace&gt;</text:span></text:span><text:span text:style-name="T1">):</text:span></text:p>
          <text:list>
            <text:list-item>
              <text:p text:style-name="P8"><text:span text:style-name="T1">Without specification, resources go to the </text:span><text:span text:style-name="Strong_20_Emphasis"><text:span text:style-name="T3">default namespace</text:span></text:span><text:span text:style-name="T1">.</text:span></text:p>
            </text:list-item>
            <text:list-item>
              <text:p text:style-name="P8"><text:span text:style-name="T1">Namespaces allow resource name reuse; the same deployment name (e.g., </text:span><text:span text:style-name="Source_20_Text"><text:span text:style-name="T6">nginx</text:span></text:span><text:span text:style-name="T1">) can exist in multiple namespaces without conflict.</text:span></text:p>
            </text:list-item>
          </text:list>
        </text:list-item>
        <text:list-item>
          <text:p text:style-name="P8"><text:span text:style-name="T1">Demonstrated deploying an </text:span><text:span text:style-name="Source_20_Text"><text:span text:style-name="T6">nginx</text:span></text:span><text:span text:style-name="T1"> deployment in both </text:span><text:span text:style-name="Source_20_Text"><text:span text:style-name="T6">demo</text:span></text:span><text:span text:style-name="T1"> and </text:span><text:span text:style-name="Source_20_Text"><text:span text:style-name="T6">default</text:span></text:span><text:span text:style-name="T1"> namespaces simultaneously.</text:span></text:p>
        </text:list-item>
      </text:list>
      <text:h text:style-name="P2" text:outline-level="4">Cross-Namespace Pod Connectivity and IP Addressing</text:h>
      <text:list text:style-name="L5">
        <text:list-item>
          <text:p text:style-name="P9"><text:span text:style-name="T1">[</text:span><text:span text:style-name="T2">12:56</text:span><text:span text:style-name="T1"> → </text:span><text:span text:style-name="T2">16:07</text:span><text:span text:style-name="T1">]<text:line-break/>Connectivity tests using </text:span><text:span text:style-name="Source_20_Text"><text:span text:style-name="T6">kubectl exec</text:span></text:span><text:span text:style-name="T1"> and </text:span><text:span text:style-name="Source_20_Text"><text:span text:style-name="T6">curl</text:span></text:span><text:span text:style-name="T1"> between pods in different namespaces show:</text:span></text:p>
          <text:list>
            <text:list-item>
              <text:p text:style-name="P9"><text:span text:style-name="T1">Pods can communicate across namespaces using </text:span><text:span text:style-name="Strong_20_Emphasis"><text:span text:style-name="T3">cluster-wide pod IP addresses</text:span></text:span><text:span text:style-name="T1">.</text:span></text:p>
            </text:list-item>
            <text:list-item>
              <text:p text:style-name="P9"><text:span text:style-name="T1">Example: A pod in the </text:span><text:span text:style-name="Source_20_Text"><text:span text:style-name="T6">demo</text:span></text:span><text:span text:style-name="T1"> namespace can successfully curl the IP address of a pod in </text:span><text:span text:style-name="Source_20_Text"><text:span text:style-name="T6">default</text:span></text:span><text:span text:style-name="T1"> namespace and vice versa.</text:span></text:p>
            </text:list-item>
            <text:list-item>
              <text:p text:style-name="P10">Pods’ IPs are accessible anywhere in the cluster regardless of namespace, but these IPs are ephemeral and not stable for long-term use.</text:p>
            </text:list-item>
          </text:list>
        </text:list-item>
        <text:list-item>
          <text:p text:style-name="P9"><text:soft-page-break/><text:span text:style-name="Strong_20_Emphasis"><text:span text:style-name="T3">Ping</text:span></text:span><text:span text:style-name="T1"> is not available on the lightweight </text:span><text:span text:style-name="Source_20_Text"><text:span text:style-name="T6">nginx</text:span></text:span><text:span text:style-name="T1"> image but could be installed for further connectivity checks.</text:span></text:p>
        </text:list-item>
      </text:list>
      <text:h text:style-name="P2" text:outline-level="4">Scaling Deployments and Exposing Services</text:h>
      <text:list text:style-name="L6">
        <text:list-item>
          <text:p text:style-name="P11"><text:span text:style-name="T1">[</text:span><text:span text:style-name="T2">16:07</text:span><text:span text:style-name="T1"> → </text:span><text:span text:style-name="T2">20:50</text:span><text:span text:style-name="T1">]<text:line-break/>Deployments are scaled to multiple replicas (</text:span><text:span text:style-name="Source_20_Text"><text:span text:style-name="T6">kubectl scale --replicas=3 deployment/nginx -n demo</text:span></text:span><text:span text:style-name="T1">) to demonstrate scaling in namespaces.</text:span></text:p>
        </text:list-item>
        <text:list-item>
          <text:p text:style-name="P11"><text:span text:style-name="T1">Services are created to expose deployments, using the imperative command </text:span><text:span text:style-name="Source_20_Text"><text:span text:style-name="T6">kubectl expose deployment &lt;deployment-name&gt; --port=80 --name=&lt;service-name&gt; -n &lt;namespace&gt;</text:span></text:span><text:span text:style-name="T1">.</text:span></text:p>
          <text:list>
            <text:list-item>
              <text:p text:style-name="P12">Services provide stable IP addresses and DNS names for accessing pods.</text:p>
            </text:list-item>
            <text:list-item>
              <text:p text:style-name="P11"><text:span text:style-name="T1">Two services (</text:span><text:span text:style-name="Source_20_Text"><text:span text:style-name="T6">svc-demo</text:span></text:span><text:span text:style-name="T1"> in </text:span><text:span text:style-name="Source_20_Text"><text:span text:style-name="T6">demo</text:span></text:span><text:span text:style-name="T1"> namespace and </text:span><text:span text:style-name="Source_20_Text"><text:span text:style-name="T6">svc-test</text:span></text:span><text:span text:style-name="T1"> in </text:span><text:span text:style-name="Source_20_Text"><text:span text:style-name="T6">default</text:span></text:span><text:span text:style-name="T1"> namespace) are created, each with distinct ClusterIP addresses.</text:span></text:p>
            </text:list-item>
          </text:list>
        </text:list-item>
        <text:list-item>
          <text:p text:style-name="P11"><text:span text:style-name="Source_20_Text"><text:span text:style-name="T6">kubectl get svc -n &lt;namespace&gt;</text:span></text:span><text:span text:style-name="T1"> confirms service creation and IPs.</text:span></text:p>
        </text:list-item>
      </text:list>
      <text:h text:style-name="P2" text:outline-level="4">Service Connectivity Across Namespaces and DNS Resolution</text:h>
      <text:list text:style-name="L7">
        <text:list-item>
          <text:p text:style-name="P13"><text:span text:style-name="T1">[</text:span><text:span text:style-name="T2">20:50</text:span><text:span text:style-name="T1"> → </text:span><text:span text:style-name="T2">25:14</text:span><text:span text:style-name="T1">]<text:line-break/>Direct pod IP connectivity works across namespaces, but accessing services by their </text:span><text:span text:style-name="Strong_20_Emphasis"><text:span text:style-name="T3">hostname</text:span></text:span><text:span text:style-name="T1"> across namespaces fails initially due to DNS resolution limits.</text:span></text:p>
        </text:list-item>
        <text:list-item>
          <text:p text:style-name="P13"><text:span text:style-name="T1">Reviewing the pod’s </text:span><text:span text:style-name="Source_20_Text"><text:span text:style-name="T6">/etc/resolv.conf</text:span></text:span><text:span text:style-name="T1"> shows that internal DNS resolution is namespace-scoped. Hostnames resolve only within their own namespace by default.</text:span></text:p>
        </text:list-item>
        <text:list-item>
          <text:p text:style-name="P13"><text:span text:style-name="T1">To access services across namespaces by hostname, pods must use the </text:span><text:span text:style-name="Strong_20_Emphasis"><text:span text:style-name="T3">fully qualified domain name (FQDN)</text:span></text:span><text:span text:style-name="T1"> format:</text:span></text:p>
          <text:p text:style-name="P14"><text:span text:style-name="Source_20_Text"><text:span text:style-name="T6">&lt;service-name&gt;.&lt;namespace&gt;.svc.cluster.local</text:span></text:span></text:p>
          <text:p text:style-name="P13"><text:span text:style-name="T1">For example, to access </text:span><text:span text:style-name="Source_20_Text"><text:span text:style-name="T6">svc-test</text:span></text:span><text:span text:style-name="T1"> in </text:span><text:span text:style-name="Source_20_Text"><text:span text:style-name="T6">default</text:span></text:span><text:span text:style-name="T1"> namespace from </text:span><text:span text:style-name="Source_20_Text"><text:span text:style-name="T6">demo</text:span></text:span><text:span text:style-name="T1"> namespace, the curl command uses:</text:span></text:p>
          <text:p text:style-name="P14"><text:span text:style-name="Source_20_Text"><text:span text:style-name="T6">curl svc-test.default.svc.cluster.local</text:span></text:span></text:p>
          <text:p text:style-name="P13"><text:span text:style-name="T1">Similarly, to access </text:span><text:span text:style-name="Source_20_Text"><text:span text:style-name="T6">svc-demo</text:span></text:span><text:span text:style-name="T1"> from </text:span><text:span text:style-name="Source_20_Text"><text:span text:style-name="T6">default</text:span></text:span><text:span text:style-name="T1"> namespace:</text:span></text:p>
          <text:p text:style-name="P14"><text:span text:style-name="Source_20_Text"><text:span text:style-name="T6">curl svc-demo.demo.svc.cluster.local</text:span></text:span></text:p>
        </text:list-item>
        <text:list-item>
          <text:p text:style-name="P15">Using FQDNs enables proper DNS resolution and connectivity between services across namespaces.</text:p>
        </text:list-item>
      </text:list>
      <text:h text:style-name="P2" text:outline-level="4"><text:soft-page-break/>Key Insights and Implications</text:h>
      <text:list text:style-name="L8">
        <text:list-item>
          <text:p text:style-name="P16">[<text:span text:style-name="T5">25:14</text:span> → <text:span text:style-name="T5">27:11</text:span>]</text:p>
        </text:list-item>
        <text:list-item>
          <text:p text:style-name="P17"><text:span text:style-name="Strong_20_Emphasis"><text:span text:style-name="T3">Pod IPs</text:span></text:span><text:span text:style-name="T1"> are cluster-wide and accessible across namespaces but are </text:span><text:span text:style-name="Strong_20_Emphasis"><text:span text:style-name="T3">ephemeral</text:span></text:span><text:span text:style-name="T1"> and not suited for stable addressing.</text:span></text:p>
        </text:list-item>
        <text:list-item>
          <text:p text:style-name="P17"><text:span text:style-name="Strong_20_Emphasis"><text:span text:style-name="T3">Hostnames and service names</text:span></text:span><text:span text:style-name="T1"> are </text:span><text:span text:style-name="Strong_20_Emphasis"><text:span text:style-name="T3">namespace-scoped</text:span></text:span><text:span text:style-name="T1">, reinforcing the isolation principle of namespaces.</text:span></text:p>
        </text:list-item>
        <text:list-item>
          <text:p text:style-name="P16">Namespaces improve resource management, security, and operational clarity by isolating environments and controlling access.</text:p>
        </text:list-item>
        <text:list-item>
          <text:p text:style-name="P16">Services serve as the stable endpoint abstraction for deployments and enable inter-namespace communication via FQDNs.</text:p>
        </text:list-item>
        <text:list-item>
          <text:p text:style-name="P17"><text:span text:style-name="T1">The </text:span><text:span text:style-name="Source_20_Text"><text:span text:style-name="T6">resolv.conf</text:span></text:span><text:span text:style-name="T1"> file within pods provides insight into namespace-specific DNS resolution mechanisms.</text:span></text:p>
        </text:list-item>
      </text:list>
      <text:h text:style-name="P2" text:outline-level="4">Conclusion</text:h>
      <text:list text:style-name="L9">
        <text:list-item>
          <text:p text:style-name="P18">[<text:span text:style-name="T5">27:11</text:span> → <text:span text:style-name="T5">27:43</text:span>]<text:line-break/>Namespaces are foundational to Kubernetes cluster organization, enabling isolation, multi-environment support, and granular access control. Cross-namespace communication is possible but requires understanding namespace-scoped DNS and the use of fully qualified domain names for accessing services. This knowledge is critical for designing scalable, secure, and maintainable Kubernetes architectures.</text:p>
        </text:list-item>
        <text:list-item>
          <text:p text:style-name="P18">The hands-on demonstration with deployments, services, and connectivity tests reinforces theoretical concepts with practical application, preparing viewers for real-world Kubernetes management and exam scenarios.</text:p>
        </text:list-item>
        <text:list-item>
          <text:p text:style-name="P19"><text:span text:style-name="T1">The next topic previewed is </text:span><text:span text:style-name="Strong_20_Emphasis"><text:span text:style-name="T3">multi-container pods</text:span></text:span><text:span text:style-name="T1"> and related configurations, continuing the deep dive into Kubernetes fundamentals.</text:span></text:p>
        </text:list-item>
      </text:list>
      <text:p text:style-name="Horizontal_20_Line"/>
      <text:h text:style-name="P20" text:outline-level="3">Summary of Key Points</text:h>
      <text:list text:style-name="L10">
        <text:list-item>
          <text:p text:style-name="P21"><text:span text:style-name="Strong_20_Emphasis"><text:span text:style-name="T3">Namespaces</text:span></text:span><text:span text:style-name="T1"> provide logical isolation within clusters for resources and permissions.</text:span></text:p>
        </text:list-item>
        <text:list-item>
          <text:p text:style-name="P21"><text:span text:style-name="T1">Default namespaces include </text:span><text:span text:style-name="Source_20_Text"><text:span text:style-name="T6">default</text:span></text:span><text:span text:style-name="T1">, </text:span><text:span text:style-name="Source_20_Text"><text:span text:style-name="T6">kube-system</text:span></text:span><text:span text:style-name="T1">, </text:span><text:span text:style-name="Source_20_Text"><text:span text:style-name="T6">kube-public</text:span></text:span><text:span text:style-name="T1">, etc., each serving distinct purposes.</text:span></text:p>
        </text:list-item>
        <text:list-item>
          <text:p text:style-name="P21"><text:span text:style-name="T1">Resources must specify namespaces explicitly; otherwise, they default to </text:span><text:span text:style-name="Source_20_Text"><text:span text:style-name="T6">default</text:span></text:span><text:span text:style-name="T1">.</text:span></text:p>
        </text:list-item>
        <text:list-item>
          <text:p text:style-name="P22">Namespaces allow duplicate resource names across isolated environments.</text:p>
        </text:list-item>
        <text:list-item>
          <text:p text:style-name="P22"><text:soft-page-break/>Pod IPs are cluster-wide and accessible across namespaces but not stable long-term.</text:p>
        </text:list-item>
        <text:list-item>
          <text:p text:style-name="P22">Services provide stable network endpoints and are namespace-scoped in DNS.</text:p>
        </text:list-item>
        <text:list-item>
          <text:p text:style-name="P21"><text:span text:style-name="T1">Cross-namespace service access requires fully qualified domain names (</text:span><text:span text:style-name="Source_20_Text"><text:span text:style-name="T6">&lt;service&gt;.&lt;namespace&gt;.svc.cluster.local</text:span></text:span><text:span text:style-name="T1">).</text:span></text:p>
        </text:list-item>
        <text:list-item>
          <text:p text:style-name="P22">Practical commands demonstrated include creating namespaces, deploying pods, scaling, exposing services, and cross-namespace connectivity checks.</text:p>
        </text:list-item>
      </text:list>
      <text:p text:style-name="Horizontal_20_Line"/>
      <text:p text:style-name="P23">This chapter equips readers with fundamental understanding and practical command usage for managing Kubernetes namespaces and enables seamless inter-namespace communication—a critical skill for Kubernetes administrators and develope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19:43:25.546782400</meta:creation-date>
    <dc:date>2025-12-16T19:43:26.834124600</dc:date>
    <meta:editing-duration>PT1S</meta:editing-duration>
    <meta:editing-cycles>1</meta:editing-cycles>
    <meta:document-statistic meta:table-count="0" meta:image-count="0" meta:object-count="0" meta:page-count="5" meta:paragraph-count="65" meta:word-count="999" meta:character-count="7328" meta:non-whitespace-character-count="6453"/>
    <meta:generator>LibreOffice/25.2.7.2$Windows_X86_64 LibreOffice_project/5cbfd1ab6520636bb5f7b99185aa69bd7456825d</meta:generator>
  </office:meta>
</office:document-meta>
</file>